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 style:list-style-name="WWNum10">
      <style:paragraph-properties fo:padding="0in" fo:border="none"/>
    </style:style>
    <style:style style:name="P3" style:family="paragraph" style:parent-style-name="Standard" style:list-style-name="WWNum3">
      <style:paragraph-properties fo:padding="0in" fo:border="none"/>
    </style:style>
    <style:style style:name="P4" style:family="paragraph" style:parent-style-name="Standard">
      <style:paragraph-properties fo:padding="0in" fo:border="none"/>
      <style:text-properties fo:color="#666666" fo:font-size="10pt" style:font-size-asian="10pt" style:font-size-complex="10pt"/>
    </style:style>
    <style:style style:name="P5" style:family="paragraph" style:parent-style-name="Standard">
      <style:paragraph-properties fo:padding="0in" fo:border="none"/>
      <style:text-properties fo:color="#666666" fo:font-size="10pt" fo:font-style="italic" style:font-size-asian="10pt" style:font-style-asian="italic" style:font-size-complex="10pt"/>
    </style:style>
    <style:style style:name="P6" style:family="paragraph" style:parent-style-name="Standard" style:list-style-name="WWNum1">
      <style:paragraph-properties fo:padding="0in" fo:border="none"/>
    </style:style>
    <style:style style:name="P7" style:family="paragraph" style:parent-style-name="Standard" style:list-style-name="WWNum9">
      <style:paragraph-properties fo:padding="0in" fo:border="none"/>
    </style:style>
    <style:style style:name="P8" style:family="paragraph" style:parent-style-name="Standard" style:list-style-name="WWNum8">
      <style:paragraph-properties fo:padding="0in" fo:border="none"/>
    </style:style>
    <style:style style:name="P9" style:family="paragraph" style:parent-style-name="Standard" style:list-style-name="WWNum5">
      <style:paragraph-properties fo:padding="0in" fo:border="none"/>
    </style:style>
    <style:style style:name="P10" style:family="paragraph" style:parent-style-name="Standard" style:list-style-name="WWNum6">
      <style:paragraph-properties fo:padding="0in" fo:border="none"/>
    </style:style>
    <style:style style:name="P11" style:family="paragraph" style:parent-style-name="Standard" style:list-style-name="WWNum2">
      <style:paragraph-properties fo:padding="0in" fo:border="none"/>
    </style:style>
    <style:style style:name="P12" style:family="paragraph" style:parent-style-name="Standard">
      <style:paragraph-properties fo:margin-left="0in" fo:margin-right="0in" fo:text-indent="0.5in" style:auto-text-indent="false" fo:padding="0in" fo:border="none"/>
    </style:style>
    <style:style style:name="P13" style:family="paragraph" style:parent-style-name="Text_20_body">
      <style:paragraph-properties fo:padding="0in" fo:border="none"/>
    </style:style>
    <style:style style:name="P14" style:family="paragraph" style:parent-style-name="Subtitle">
      <style:paragraph-properties fo:text-align="start" style:justify-single-word="false" fo:padding="0in" fo:border="none"/>
    </style:style>
    <style:style style:name="P15" style:family="paragraph" style:parent-style-name="Subtitle">
      <style:paragraph-properties fo:break-before="page" fo:padding="0in" fo:border="none"/>
    </style:style>
    <style:style style:name="P16" style:family="paragraph" style:parent-style-name="Title" style:master-page-name="Standard">
      <style:paragraph-properties fo:line-height="100%" fo:text-align="center" style:justify-single-word="false" style:page-number="auto" fo:padding="0in" fo:border="none"/>
    </style:style>
    <style:style style:name="P17" style:family="paragraph" style:parent-style-name="Heading_20_2">
      <style:paragraph-properties fo:padding="0in" fo:border="none"/>
    </style:style>
    <style:style style:name="P18" style:family="paragraph" style:parent-style-name="Heading_20_2">
      <style:paragraph-properties fo:break-before="page" fo:padding="0in" fo:border="none"/>
    </style:style>
    <style:style style:name="T1" style:family="text">
      <style:text-properties fo:color="#666666" fo:font-size="10pt" fo:font-style="italic" style:font-size-asian="10pt" style:font-style-asian="italic"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variant="normal" fo:text-transform="none" fo:color="#212121" style:font-name="arial" fo:font-size="11pt" fo:letter-spacing="normal" fo:font-style="normal" fo:font-weight="normal" style:font-size-asian="11pt" style:font-size-complex="11pt"/>
    </style:style>
    <style:style style:name="T4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krímsla veiði</text:p>
      <text:p text:style-name="P14">Leikjahönnun<text:line-break/></text:p>
      <text:list xml:id="list4388963111537168617" text:style-name="Outline">
        <text:list-item>
          <text:list>
            <text:list-item>
              <text:h text:style-name="P17" text:outline-level="2">Yfirlit</text:h>
            </text:list-item>
          </text:list>
        </text:list-item>
      </text:list>
      <text:p text:style-name="P1"><text:tab/>Leikur um persónu sem fer í <text:span text:style-name="T3">dýflissu</text:span><text:span text:style-name="T4"> til að veiða sérstækt skrímsli.</text:span></text:p>
      <text:list xml:id="list41693394" text:continue-numbering="true" text:style-name="Outline">
        <text:list-item>
          <text:list>
            <text:list-item>
              <text:h text:style-name="P17" text:outline-level="2">Leikspilun</text:h>
            </text:list-item>
          </text:list>
        </text:list-item>
      </text:list>
      <text:p text:style-name="P1"><text:tab/>“Turn-based rpg” með þrautum. Markmiðið er að veiða skrímslið. Það eru gildur og önnur skrímsli.</text:p>
      <text:list xml:id="list41706181" text:continue-numbering="true" text:style-name="Outline">
        <text:list-item>
          <text:list>
            <text:list-item>
              <text:h text:style-name="P17" text:outline-level="2">Hugfar</text:h>
            </text:list-item>
          </text:list>
        </text:list-item>
      </text:list>
      <text:p text:style-name="P1"><text:tab/>Grín sem tekur sér ekki alvarlega.</text:p>
      <text:p text:style-name="P1"/>
      <text:p text:style-name="P15"><text:bookmark text:name="_abiswxw92yv"/><text:bookmark text:name="kix.nw2pvrargt85"/>Tækni</text:p>
      <text:list xml:id="list41699639" text:continue-numbering="true" text:style-name="Outline">
        <text:list-item>
          <text:list>
            <text:list-item>
              <text:h text:style-name="P17" text:outline-level="2">Skjáir</text:h>
            </text:list-item>
          </text:list>
        </text:list-item>
      </text:list>
      <text:list xml:id="list291730038844052987" text:style-name="WWNum10">
        <text:list-item>
          <text:p text:style-name="P2">Uppaf skjár</text:p>
        </text:list-item>
        <text:list-item>
          <text:p text:style-name="P2">Leikur</text:p>
          <text:list>
            <text:list-item>
              <text:p text:style-name="P2">Skrá</text:p>
            </text:list-item>
            <text:list-item>
              <text:p text:style-name="P2">Bardaga skjár</text:p>
            </text:list-item>
            <text:list-item>
              <text:p text:style-name="P2">“Level up” skjár</text:p>
            </text:list-item>
            <text:list-item>
              <text:p text:style-name="P2">Vistunar skjár</text:p>
            </text:list-item>
          </text:list>
        </text:list-item>
        <text:list-item>
          <text:p text:style-name="P2">Enda skjár</text:p>
        </text:list-item>
      </text:list>
      <text:list xml:id="list41682224" text:continue-list="list41699639" text:style-name="Outline">
        <text:list-item>
          <text:list>
            <text:list-item>
              <text:h text:style-name="P17" text:outline-level="2"><text:bookmark text:name="_tbfhm99qaj2u"/><text:bookmark text:name="kix.4u55u65bonjw"/>Stýring</text:h>
            </text:list-item>
          </text:list>
        </text:list-item>
      </text:list>
      <text:p text:style-name="P1"><text:tab/>Nota övra takana til að færa sig, nota z til að “interact” , x til að far til baka og opna valmyndina.</text:p>
      <text:list xml:id="list41686733" text:continue-numbering="true" text:style-name="Outline">
        <text:list-item>
          <text:list>
            <text:list-item>
              <text:h text:style-name="P17" text:outline-level="2">Kerfi</text:h>
            </text:list-item>
          </text:list>
        </text:list-item>
      </text:list>
      <text:p text:style-name="P1"><text:tab/>“Level up” kerfi, búnaðar kerfi,</text:p>
      <text:p text:style-name="P1"/>
      <text:p text:style-name="P1"/>
      <text:p text:style-name="P15">Borð hönnun</text:p>
      <text:p text:style-name="P1"><text:span text:style-name="T1"/></text:p>
      <text:list xml:id="list41686808" text:continue-numbering="true" text:style-name="Outline">
        <text:list-item>
          <text:list>
            <text:list-item>
              <text:h text:style-name="P17" text:outline-level="2"><text:bookmark text:name="_in6nqm17ixq"/><text:bookmark text:name="kix.feu141lpqdpj"/>Þema</text:h>
            </text:list-item>
          </text:list>
        </text:list-item>
      </text:list>
      <text:list xml:id="list1355905103903012712" text:style-name="WWNum3">
        <text:list-item>
          <text:p text:style-name="P3">Dýlfísa</text:p>
          <text:list>
            <text:list-item>
              <text:p text:style-name="P3">Tilfining</text:p>
              <text:list>
                <text:list-item>
                  <text:p text:style-name="P3">Dimt</text:p>
                </text:list-item>
              </text:list>
            </text:list-item>
            <text:list-item>
              <text:p text:style-name="P3">Hlutir</text:p>
              <text:list>
                <text:list-item>
                  <text:p text:style-name="P3"><text:span text:style-name="T2">Umhverfi</text:span></text:p>
                  <text:list>
                    <text:list-item>
                      <text:p text:style-name="P3">Kyndlar</text:p>
                    </text:list-item>
                  </text:list>
                </text:list-item>
                <text:list-item>
                  <text:p text:style-name="P3"><text:span text:style-name="T2">“Interactiiv”</text:span></text:p>
                  <text:list>
                    <text:list-item>
                      <text:p text:style-name="P3">Kista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41690573" text:continue-list="list41686808" text:style-name="Outline">
        <text:list-item>
          <text:list>
            <text:list-item>
              <text:h text:style-name="P18" text:outline-level="2">Leikflæði</text:h>
            </text:list-item>
          </text:list>
        </text:list-item>
      </text:list>
      <text:list xml:id="list3125671655122454925" text:style-name="WWNum1">
        <text:list-item>
          <text:p text:style-name="P6">Byrjar þegar hann labar in í dýflísuna</text:p>
        </text:list-item>
        <text:list-item>
          <text:p text:style-name="P6">Berst við skílsli</text:p>
        </text:list-item>
        <text:list-item>
          <text:p text:style-name="P6">Leisir þrautir</text:p>
        </text:list-item>
        <text:list-item>
          <text:p text:style-name="P6">Besrt við sérstaka skrímslið</text:p>
        </text:list-item>
      </text:list>
      <text:p text:style-name="P1"><text:span text:style-name="T1"/></text:p>
      <text:p text:style-name="P1"/>
      <text:p text:style-name="P1"/>
      <text:p text:style-name="P15">Þróun</text:p>
      <text:list xml:id="list41713188" text:continue-list="list41690573" text:style-name="Outline">
        <text:list-item>
          <text:list>
            <text:list-item>
              <text:h text:style-name="P17" text:outline-level="2">Grunn klassar</text:h>
            </text:list-item>
          </text:list>
        </text:list-item>
      </text:list>
      <text:list xml:id="list6946586359023998936" text:style-name="WWNum9">
        <text:list-item>
          <text:p text:style-name="P7">BasePhysics</text:p>
          <text:list>
            <text:list-item>
              <text:p text:style-name="P7">BasePlayer</text:p>
            </text:list-item>
            <text:list-item>
              <text:p text:style-name="P7">BaseEnemy</text:p>
            </text:list-item>
            <text:list-item>
              <text:p text:style-name="P7">BaseObject</text:p>
            </text:list-item>
          </text:list>
        </text:list-item>
        <text:list-item>
          <text:p text:style-name="P7">BaseObstacle</text:p>
        </text:list-item>
        <text:list-item>
          <text:p text:style-name="P7">BaseInteractable</text:p>
        </text:list-item>
      </text:list>
      <text:p text:style-name="P1"><text:span text:style-name="T1"/></text:p>
      <text:p text:style-name="P1"/>
      <text:list xml:id="list41684526" text:continue-list="list41713188" text:style-name="Outline">
        <text:list-item>
          <text:list>
            <text:list-item>
              <text:h text:style-name="P18" text:outline-level="2">Undir Klassar</text:h>
            </text:list-item>
          </text:list>
        </text:list-item>
      </text:list>
      <text:list xml:id="list7379449757394084862" text:style-name="WWNum8">
        <text:list-item>
          <text:p text:style-name="P8">BasePlayer</text:p>
        </text:list-item>
        <text:list-item>
          <text:p text:style-name="P8">BaseEnemy</text:p>
          <text:list>
            <text:list-item>
              <text:p text:style-name="P8">EnemyFatFly </text:p>
            </text:list-item>
            <text:list-item>
              <text:p text:style-name="P8">EnemySlime</text:p>
            </text:list-item>
            <text:list-item>
              <text:p text:style-name="P8">EnemyBoss</text:p>
            </text:list-item>
          </text:list>
        </text:list-item>
        <text:list-item>
          <text:p text:style-name="P8">BaseObject</text:p>
          <text:list>
            <text:list-item>
              <text:p text:style-name="P8">ObjectKey (Takka-upp)</text:p>
            </text:list-item>
          </text:list>
        </text:list-item>
        <text:list-item>
          <text:p text:style-name="P8">BaseObstacle</text:p>
          <text:list>
            <text:list-item>
              <text:p text:style-name="P8">ObstacleWall</text:p>
            </text:list-item>
            <text:list-item>
              <text:p text:style-name="P8">ObstacleGate </text:p>
            </text:list-item>
          </text:list>
        </text:list-item>
        <text:list-item>
          <text:p text:style-name="P8">BaseInteractable</text:p>
          <text:list>
            <text:list-item>
              <text:p text:style-name="P8">InteractableButton</text:p>
            </text:list-item>
            <text:list-item>
              <text:p text:style-name="P8">InteractableChest </text:p>
            </text:list-item>
          </text:list>
        </text:list-item>
      </text:list>
      <text:p text:style-name="P1"><text:span text:style-name="T1"/></text:p>
      <text:p text:style-name="P15">Útlit</text:p>
      <text:list xml:id="list41705378" text:continue-list="list41684526" text:style-name="Outline">
        <text:list-item>
          <text:list>
            <text:list-item>
              <text:h text:style-name="P17" text:outline-level="2">Stíll</text:h>
            </text:list-item>
          </text:list>
        </text:list-item>
      </text:list>
      <text:p text:style-name="P13">Einfaldur Pixle stíll</text:p>
      <text:p text:style-name="P12"/>
      <text:p text:style-name="P1"/>
      <text:p text:style-name="P1"/>
      <text:list xml:id="list41697426" text:continue-numbering="true" text:style-name="Outline">
        <text:list-item>
          <text:list>
            <text:list-item>
              <text:h text:style-name="P18" text:outline-level="2">Útlit</text:h>
            </text:list-item>
          </text:list>
        </text:list-item>
      </text:list>
      <text:list xml:id="list9143001059041035266" text:style-name="WWNum5">
        <text:list-item>
          <text:p text:style-name="P9">Persónur</text:p>
          <text:list>
            <text:list-item>
              <text:p text:style-name="P9">Manlegar</text:p>
              <text:list>
                <text:list-item>
                  <text:p text:style-name="P9">Spilarin</text:p>
                </text:list-item>
              </text:list>
            </text:list-item>
            <text:list-item>
              <text:p text:style-name="P9">Annað</text:p>
              <text:list>
                <text:list-item>
                  <text:p text:style-name="P9">Feit Fluga</text:p>
                </text:list-item>
                <text:list-item>
                  <text:p text:style-name="P9">Slím</text:p>
                </text:list-item>
              </text:list>
            </text:list-item>
          </text:list>
        </text:list-item>
      </text:list>
      <text:p text:style-name="P1"><text:tab/><text:tab/> <text:s text:c="5"/>b.iii “Boss”</text:p>
      <text:list xml:id="list41701406" text:continue-numbering="true" text:style-name="WWNum5">
        <text:list-item>
          <text:p text:style-name="P9">Kubbar</text:p>
          <text:list>
            <text:list-item>
              <text:p text:style-name="P9">Seinar</text:p>
            </text:list-item>
            <text:list-item>
              <text:p text:style-name="P9">Mossi</text:p>
            </text:list-item>
            <text:list-item>
              <text:p text:style-name="P9">Brotnir steinar</text:p>
            </text:list-item>
            <text:list-item>
              <text:p text:style-name="P9">Stein veggir</text:p>
            </text:list-item>
          </text:list>
        </text:list-item>
        <text:list-item>
          <text:p text:style-name="P9">Umhverfi</text:p>
          <text:list>
            <text:list-item>
              <text:p text:style-name="P9">Kindlar</text:p>
            </text:list-item>
          </text:list>
        </text:list-item>
        <text:list-item>
          <text:p text:style-name="P9">Annað</text:p>
          <text:list>
            <text:list-item>
              <text:p text:style-name="P9">Kista</text:p>
            </text:list-item>
            <text:list-item>
              <text:p text:style-name="P9">Hurð</text:p>
            </text:list-item>
            <text:list-item>
              <text:p text:style-name="P9">Hlið</text:p>
            </text:list-item>
            <text:list-item>
              <text:p text:style-name="P9">Takki</text:p>
            </text:list-item>
          </text:list>
        </text:list-item>
      </text:list>
      <text:p text:style-name="P1"><text:span text:style-name="T1"/></text:p>
      <text:p text:style-name="P1"/>
      <text:p text:style-name="P1"/>
      <text:p text:style-name="P15">Hljóð</text:p>
      <text:list xml:id="list41694172" text:continue-list="list41697426" text:style-name="Outline">
        <text:list-item>
          <text:list>
            <text:list-item>
              <text:h text:style-name="P17" text:outline-level="2">Stíll</text:h>
            </text:list-item>
          </text:list>
        </text:list-item>
      </text:list>
      <text:p text:style-name="P13">“Chip-tune” einfaldur</text:p>
      <text:p text:style-name="P1"/>
      <text:p text:style-name="P1"/>
      <text:p text:style-name="P1"/>
      <text:list xml:id="list41686334" text:continue-numbering="true" text:style-name="Outline">
        <text:list-item>
          <text:list>
            <text:list-item>
              <text:h text:style-name="P18" text:outline-level="2">Hljóð</text:h>
            </text:list-item>
          </text:list>
        </text:list-item>
      </text:list>
      <text:list xml:id="list7544304479627604770" text:style-name="WWNum6">
        <text:list-item>
          <text:p text:style-name="P10">Áhrif</text:p>
          <text:list>
            <text:list-item>
              <text:p text:style-name="P10">Skrímsla</text:p>
            </text:list-item>
            <text:list-item>
              <text:p text:style-name="P10">Gera árás </text:p>
            </text:list-item>
          </text:list>
        </text:list-item>
        <text:list-item>
          <text:p text:style-name="P10">Endurgjöf</text:p>
          <text:list>
            <text:list-item>
              <text:p text:style-name="P10">Lækning</text:p>
            </text:list-item>
            <text:list-item>
              <text:p text:style-name="P10">Meiðsli</text:p>
            </text:list-item>
            <text:list-item>
              <text:p text:style-name="P10">Lágt líf</text:p>
            </text:list-item>
            <text:list-item>
              <text:p text:style-name="P10">Dó</text:p>
            </text:list-item>
          </text:list>
        </text:list-item>
      </text:list>
      <text:p text:style-name="P5"><text:span text:style-name="T1"/></text:p>
      <text:list xml:id="list41697345" text:continue-list="list41686334" text:style-name="Outline">
        <text:list-item>
          <text:list>
            <text:list-item>
              <text:h text:style-name="P18" text:outline-level="2"><text:bookmark text:name="_edtxv84efmib"/><text:bookmark text:name="kix.coz0pe9ii0ek"/>Tónlist</text:h>
            </text:list-item>
          </text:list>
        </text:list-item>
      </text:list>
      <text:list xml:id="list8443491110628864553" text:style-name="WWNum2">
        <text:list-item>
          <text:p text:style-name="P11">Dýflísa</text:p>
        </text:list-item>
        <text:list-item>
          <text:p text:style-name="P11">Bardaga</text:p>
        </text:list-item>
        <text:list-item>
          <text:p text:style-name="P11">Venuleg sigur </text:p>
        </text:list-item>
        <text:list-item>
          <text:p text:style-name="P11">“Boss” bardaga</text:p>
        </text:list-item>
        <text:list-item>
          <text:p text:style-name="P11">“Boss” sigur</text:p>
        </text:list-item>
      </text:list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is" style:country-asian="I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2" style:font-size-asian="11pt" style:language-asian="is" style:country-asian="IS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.0835in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5in" fo:margin-bottom="0.0555in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945in" fo:margin-bottom="0.0555in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1665in" fo:margin-bottom="0.028in" fo:keep-together="always" fo:keep-with-next="always"/>
      <style:text-properties fo:color="#666666" fo:font-style="italic" style:font-style-asian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528in" fo:margin-bottom="0.028in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39in" fo:margin-bottom="0.028in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335in" fo:margin-bottom="0.0835in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25in" fo:margin-bottom="0.0555in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ListLabel_20_2" style:display-name="ListLabel 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nnar Þórunnarson</meta:initial-creator>
    <dc:creator>adc adsfad</dc:creator>
    <meta:editing-cycles>2</meta:editing-cycles>
    <meta:creation-date>2019-01-18T13:28:00</meta:creation-date>
    <dc:date>2019-04-07T21:49:17.73</dc:date>
    <meta:editing-duration>P0D</meta:editing-duration>
    <meta:generator>OpenOffice/4.1.3$Win32 OpenOffice.org_project/413m1$Build-9783</meta:generator>
    <meta:document-statistic meta:table-count="0" meta:image-count="0" meta:object-count="0" meta:page-count="11" meta:paragraph-count="99" meta:word-count="263" meta:character-count="1428"/>
    <meta:user-defined meta:name="AppVersion">16.0000</meta:user-defined>
    <meta:user-defined meta:name="Company">Technical College of Reykjavi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